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418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78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3.445cm"/>
    </style:style>
    <style:style style:name="co12" style:family="table-column">
      <style:table-column-properties fo:break-before="auto" style:column-width="1.808cm"/>
    </style:style>
    <style:style style:name="co13" style:family="table-column">
      <style:table-column-properties fo:break-before="auto" style:column-width="4.665cm"/>
    </style:style>
    <style:style style:name="co14" style:family="table-column">
      <style:table-column-properties fo:break-before="auto" style:column-width="4.249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3.75cm"/>
    </style:style>
    <style:style style:name="co17" style:family="table-column">
      <style:table-column-properties fo:break-before="auto" style:column-width="2.669cm"/>
    </style:style>
    <style:style style:name="co18" style:family="table-column">
      <style:table-column-properties fo:break-before="auto" style:column-width="3.667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112cm"/>
    </style:style>
    <style:style style:name="co21" style:family="table-column">
      <style:table-column-properties fo:break-before="auto" style:column-width="3.833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/>
      <style:text-properties style:use-window-font-color="tru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Contra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Table des contrats sur SpiClient <text:s/>- Fichier à retraiter pour mettre les dates en timestamp, etc.</text:p>
          </table:table-cell>
          <table:table-cell table:number-columns-repeated="27"/>
        </table:table-row>
        <table:table-row table:style-name="ro2">
          <table:table-cell office:value-type="string">
            <text:p>Les champs en vert sont obligatoire</text:p>
          </table:table-cell>
          <table:table-cell table:number-columns-repeated="27"/>
        </table:table-row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Statut</text:p>
          </table:table-cell>
          <table:table-cell table:style-name="ce1" office:value-type="string">
            <office:annotation draw:style-name="gr1" draw:text-style-name="P1" svg:width="2.899cm" svg:height="0.679cm" svg:x="11.663cm" svg:y="0.47cm" draw:caption-point-x="-0.61cm" draw:caption-point-y="0.462cm">
              <dc:date>2014-03-21T00:00:00</dc:date>
              <text:p text:style-name="P1"><text:span text:style-name="T1">si possible n° du client dans la base</text:span></text:p>
            </office:annotation>
            <text:p>CLIENT</text:p>
          </table:table-cell>
          <table:table-cell table:style-name="ce1" office:value-type="string">
            <text:p>Fournisseur</text:p>
          </table:table-cell>
          <table:table-cell table:style-name="ce1" office:value-type="string">
            <text:p>Date de signature</text:p>
          </table:table-cell>
          <table:table-cell table:style-name="ce1" office:value-type="string">
            <text:p>Date de début</text:p>
          </table:table-cell>
          <table:table-cell office:value-type="string">
            <text:p>Date renouvellement</text:p>
          </table:table-cell>
          <table:table-cell office:value-type="string">
            <text:p>Date de fin</text:p>
          </table:table-cell>
          <table:table-cell office:value-type="string">
            <text:p>Périodicité</text:p>
          </table:table-cell>
          <table:table-cell office:value-type="string">
            <text:p>Montant</text:p>
          </table:table-cell>
          <table:table-cell office:value-type="string">
            <text:p>Conditions</text:p>
          </table:table-cell>
          <table:table-cell office:value-type="string">
            <text:p>Commentaire</text:p>
          </table:table-cell>
          <table:table-cell office:value-type="string">
            <text:p>Référence client</text:p>
          </table:table-cell>
          <table:table-cell office:value-type="string">
            <text:p>Vendeur</text:p>
          </table:table-cell>
          <table:table-cell office:value-type="string">
            <text:p>Montant budget N</text:p>
          </table:table-cell>
          <table:table-cell office:value-type="string">
            <text:p>Budget jours N</text:p>
          </table:table-cell>
          <table:table-cell office:value-type="string">
            <text:p>Montant réel</text:p>
          </table:table-cell>
          <table:table-cell office:value-type="string">
            <text:p>Jours réels</text:p>
          </table:table-cell>
          <table:table-cell office:value-type="string">
            <text:p>Responsable</text:p>
          </table:table-cell>
          <table:table-cell office:value-type="string">
            <text:p>Payeur</text:p>
          </table:table-cell>
          <table:table-cell office:value-type="string">
            <text:p>Mandataire</text:p>
          </table:table-cell>
          <table:table-cell office:value-type="string">
            <text:p>Libre 1</text:p>
          </table:table-cell>
          <table:table-cell office:value-type="string">
            <text:p>Libre 2</text:p>
          </table:table-cell>
          <table:table-cell office:value-type="string">
            <text:p>Libre 3</text:p>
          </table:table-cell>
          <table:table-cell office:value-type="string">
            <text:p>Libre 4</text:p>
          </table:table-cell>
          <table:table-cell office:value-type="string">
            <text:p>Libre 5</text:p>
          </table:table-cell>
          <table:table-cell/>
        </table:table-row>
        <table:table-row table:style-name="ro1">
          <table:table-cell table:style-name="ce1" office:value-type="string">
            <text:p>type_id</text:p>
          </table:table-cell>
          <table:table-cell table:style-name="ce1" office:value-type="string">
            <text:p>contract_title</text:p>
          </table:table-cell>
          <table:table-cell table:style-name="ce1" office:value-type="string">
            <text:p>status_id</text:p>
          </table:table-cell>
          <table:table-cell table:style-name="ce1" office:value-type="string">
            <text:p>contract_client</text:p>
          </table:table-cell>
          <table:table-cell table:style-name="ce1" office:value-type="string">
            <text:p>contract_supplier</text:p>
          </table:table-cell>
          <table:table-cell table:style-name="ce1" office:value-type="string">
            <text:p>date_signature</text:p>
          </table:table-cell>
          <table:table-cell table:style-name="ce1" office:value-type="string">
            <text:p>date_start</text:p>
          </table:table-cell>
          <table:table-cell office:value-type="string">
            <text:p>date_renewal</text:p>
          </table:table-cell>
          <table:table-cell office:value-type="string">
            <text:p>date_end</text:p>
          </table:table-cell>
          <table:table-cell office:value-type="string">
            <text:p>contract_period</text:p>
          </table:table-cell>
          <table:table-cell office:value-type="string">
            <text:p>contract_amount</text:p>
          </table:table-cell>
          <table:table-cell office:value-type="string">
            <text:p>contract_conditions</text:p>
          </table:table-cell>
          <table:table-cell office:value-type="string">
            <text:p>comment</text:p>
          </table:table-cell>
          <table:table-cell office:value-type="string">
            <text:p>contract_client_ref</text:p>
          </table:table-cell>
          <table:table-cell office:value-type="string">
            <text:p>contract_seller_id</text:p>
          </table:table-cell>
          <table:table-cell office:value-type="string">
            <text:p>contract_n_budget_amount</text:p>
          </table:table-cell>
          <table:table-cell office:value-type="string">
            <text:p>contract_n_budget_days</text:p>
          </table:table-cell>
          <table:table-cell office:value-type="string">
            <text:p>contract_n_real_amount</text:p>
          </table:table-cell>
          <table:table-cell office:value-type="string">
            <text:p>contract_n_real_days</text:p>
          </table:table-cell>
          <table:table-cell office:value-type="string">
            <text:p>contract_manager_id</text:p>
          </table:table-cell>
          <table:table-cell office:value-type="string">
            <text:p>contract_payer</text:p>
          </table:table-cell>
          <table:table-cell office:value-type="string">
            <text:p>contract_attorney</text:p>
          </table:table-cell>
          <table:table-cell office:value-type="string">
            <text:p>contract_libre1</text:p>
          </table:table-cell>
          <table:table-cell office:value-type="string">
            <text:p>contract_libre2</text:p>
          </table:table-cell>
          <table:table-cell office:value-type="string">
            <text:p>contract_libre3</text:p>
          </table:table-cell>
          <table:table-cell office:value-type="string">
            <text:p>contract_libre4</text:p>
          </table:table-cell>
          <table:table-cell office:value-type="string">
            <text:p>contract_libre5</text:p>
          </table:table-cell>
          <table:table-cell/>
        </table:table-row>
        <table:table-row table:style-name="ro1">
          <table:table-cell office:value-type="string">
            <text:p>Etude</text:p>
          </table:table-cell>
          <table:table-cell office:value-type="string">
            <text:p>Texte</text:p>
          </table:table-cell>
          <table:table-cell office:value-type="string">
            <text:p>Signé</text:p>
          </table:table-cell>
          <table:table-cell office:value-type="string">
            <text:p>Client egw</text:p>
          </table:table-cell>
          <table:table-cell office:value-type="string">
            <text:p>Client egw (BIEF)</text:p>
          </table:table-cell>
          <table:table-cell table:number-columns-repeated="4" office:value-type="string">
            <text:p>date</text:p>
          </table:table-cell>
          <table:table-cell office:value-type="string">
            <text:p>Annuel</text:p>
          </table:table-cell>
          <table:table-cell office:value-type="string">
            <text:p>Numerique</text:p>
          </table:table-cell>
          <table:table-cell table:number-columns-repeated="2" office:value-type="string">
            <text:p>Texte libre</text:p>
          </table:table-cell>
          <table:table-cell office:value-type="string">
            <text:p>Texte</text:p>
          </table:table-cell>
          <table:table-cell office:value-type="string">
            <text:p>Utilisateur egw</text:p>
          </table:table-cell>
          <table:table-cell office:value-type="string">
            <text:p>Numerique</text:p>
          </table:table-cell>
          <table:table-cell office:value-type="string">
            <text:p>Numerique</text:p>
          </table:table-cell>
          <table:table-cell office:value-type="string">
            <text:p>Numerique</text:p>
          </table:table-cell>
          <table:table-cell office:value-type="string">
            <text:p>Numerique</text:p>
          </table:table-cell>
          <table:table-cell office:value-type="string">
            <text:p>Utilisateur egw</text:p>
          </table:table-cell>
          <table:table-cell office:value-type="string">
            <text:p>Client egw</text:p>
          </table:table-cell>
          <table:table-cell office:value-type="string">
            <text:p>Client egw</text:p>
          </table:table-cell>
          <table:table-cell table:number-columns-repeated="5" office:value-type="string">
            <text:p>Texte</text:p>
          </table:table-cell>
          <table:table-cell/>
        </table:table-row>
        <table:table-row table:style-name="ro1">
          <table:table-cell office:value-type="string">
            <text:p>Assistance</text:p>
          </table:table-cell>
          <table:table-cell/>
          <table:table-cell office:value-type="string">
            <text:p>A resilier</text:p>
          </table:table-cell>
          <table:table-cell table:number-columns-repeated="6"/>
          <table:table-cell office:value-type="string">
            <text:p>Mensuel</text:p>
          </table:table-cell>
          <table:table-cell table:number-columns-repeated="18"/>
        </table:table-row>
        <table:table-row table:style-name="ro1">
          <table:table-cell office:value-type="string">
            <text:p>Maîtrise d'oeuvre</text:p>
          </table:table-cell>
          <table:table-cell/>
          <table:table-cell office:value-type="string">
            <text:p>En signature</text:p>
          </table:table-cell>
          <table:table-cell table:number-columns-repeated="6"/>
          <table:table-cell office:value-type="string">
            <text:p>Trimestriel</text:p>
          </table:table-cell>
          <table:table-cell table:number-columns-repeated="18"/>
        </table:table-row>
        <table:table-row table:style-name="ro2">
          <table:table-cell table:number-columns-repeated="9"/>
          <table:table-cell office:value-type="string">
            <text:p>Semestriel</text:p>
          </table:table-cell>
          <table:table-cell table:number-columns-repeated="18"/>
        </table:table-row>
      </table:table>
      <table:table table:name="Budget" table:style-name="ta1" table:print="false">
        <table:table-column table:style-name="co22" table:number-columns-repeated="8" table:default-cell-style-name="Default"/>
        <table:table-row table:style-name="ro2">
          <table:table-cell office:value-type="string">
            <text:p>Budget liés au contrats</text:p>
          </table:table-cell>
          <table:table-cell table:number-columns-repeated="7"/>
        </table:table-row>
        <table:table-row table:style-name="ro2">
          <table:table-cell office:value-type="string">
            <text:p>Contrat</text:p>
          </table:table-cell>
          <table:table-cell office:value-type="string">
            <text:p>Phase</text:p>
          </table:table-cell>
          <table:table-cell office:value-type="string">
            <text:p>Catégorie</text:p>
          </table:table-cell>
          <table:table-cell office:value-type="string">
            <text:p>Unité</text:p>
          </table:table-cell>
          <table:table-cell office:value-type="string">
            <text:p>Quantité</text:p>
          </table:table-cell>
          <table:table-cell office:value-type="string">
            <text:p>Cout</text:p>
          </table:table-cell>
          <table:table-cell office:value-type="string">
            <text:p>Vente</text:p>
          </table:table-cell>
          <table:table-cell office:value-type="string">
            <text:p>Date</text:p>
          </table:table-cell>
        </table:table-row>
        <table:table-row table:style-name="ro2">
          <table:table-cell office:value-type="string">
            <text:p>contract_id</text:p>
          </table:table-cell>
          <table:table-cell office:value-type="string">
            <text:p>budget_phase</text:p>
          </table:table-cell>
          <table:table-cell office:value-type="string">
            <text:p>cat_id</text:p>
          </table:table-cell>
          <table:table-cell office:value-type="string">
            <text:p>budget_unit</text:p>
          </table:table-cell>
          <table:table-cell office:value-type="string">
            <text:p>budget_quantity</text:p>
          </table:table-cell>
          <table:table-cell office:value-type="string">
            <text:p>budget_cost</text:p>
          </table:table-cell>
          <table:table-cell office:value-type="string">
            <text:p>budget_sell</text:p>
          </table:table-cell>
          <table:table-cell office:value-type="string">
            <text:p>budget_date</text:p>
          </table:table-cell>
        </table:table-row>
        <table:table-row table:style-name="ro2">
          <table:table-cell office:value-type="string">
            <text:p>Contrat egw</text:p>
          </table:table-cell>
          <table:table-cell office:value-type="string">
            <text:p>Texte libre</text:p>
          </table:table-cell>
          <table:table-cell office:value-type="string">
            <text:p>Categorie de facture egw</text:p>
          </table:table-cell>
          <table:table-cell office:value-type="string">
            <text:p>€</text:p>
          </table:table-cell>
          <table:table-cell office:value-type="string">
            <text:p>Numerique</text:p>
          </table:table-cell>
          <table:table-cell office:value-type="string">
            <text:p>Numerique</text:p>
          </table:table-cell>
          <table:table-cell office:value-type="string">
            <text:p>Numerique</text:p>
          </table:table-cell>
          <table:table-cell office:value-type="string">
            <text:p>Date</text:p>
          </table:table-cell>
        </table:table-row>
        <table:table-row table:style-name="ro2">
          <table:table-cell table:number-columns-repeated="3"/>
          <table:table-cell office:value-type="string">
            <text:p>Jour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21/03/2014</text:date>, <text:time>16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3-21T16:56:05.37</dc:date>
    <meta:editing-duration>PT23M25S</meta:editing-duration>
    <meta:editing-cycles>5</meta:editing-cycles>
    <meta:document-statistic meta:table-count="2" meta:cell-count="116" meta:object-count="0"/>
  </office:meta>
</office:document-meta>
</file>